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100000D7D219FCA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Standard">
      <style:paragraph-properties>
        <style:tab-stops>
          <style:tab-stop style:position="3.845cm"/>
        </style:tab-stops>
      </style:paragraph-properties>
    </style:style>
    <style:style style:name="P9" style:family="paragraph" style:parent-style-name="Standard" style:master-page-name="Standard">
      <style:paragraph-properties style:page-number="auto">
        <style:tab-stops>
          <style:tab-stop style:position="5.909cm"/>
        </style:tab-stops>
      </style:paragraph-properties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4" style:family="text">
      <style:text-properties fo:color="#808080" style:font-name="Arial" fo:font-size="13pt" fo:font-weight="bold" style:font-size-asian="13pt" style:font-weight-asian="bold" style:font-name-complex="Arial" style:font-size-complex="13pt"/>
    </style:style>
    <style:style style:name="T5" style:family="text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T6" style:family="text">
      <style:text-properties fo:language="none" fo:country="none" style:language-asian="none" style:country-asian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/text:p>
      <text:p text:style-name="P5"><draw:frame draw:style-name="fr1" draw:name="Marco1" text:anchor-type="char" svg:x="-1.905cm" svg:y="0.148cm" svg:width="19.05cm" svg:height="4.128cm" draw:z-index="1"><draw:text-box><text:p text:style-name="Standard"><text:span text:style-name="T4">Titulo:</text:span><text:span text:style-name="T1"> </text:span><text:span text:style-name="T2">Completar con tipografía Arial – tamaño 12</text:span></text:p><text:p text:style-name="Standard"><text:span text:style-name="T4">Autores:</text:span><text:span text:style-name="T5"> </text:span><text:span text:style-name="T2">Completar con tipografía Arial – tamaño 12</text:span></text:p><text:p text:style-name="Standard"><text:span text:style-name="T4">Director:</text:span><text:span text:style-name="T5"> </text:span><text:span text:style-name="T2">Completar con tipografía Arial – tamaño 12</text:span></text:p><text:p text:style-name="Standard"><text:span text:style-name="T4">Codirector:</text:span><text:span text:style-name="T5"> </text:span><text:span text:style-name="T2">Completar con tipografía Arial – tamaño 12</text:span></text:p><text:p text:style-name="Standard"><text:span text:style-name="T4">Asesor profesional:</text:span><text:span text:style-name="T5"> </text:span><text:span text:style-name="T2">Completar con tipografía Arial – tamaño 12</text:span></text:p><text:p text:style-name="Standard"><text:span text:style-name="T4">Carrera:</text:span><text:span text:style-name="T5"> </text:span><text:span text:style-name="T2">Completar con tipografía Arial – tamaño 12</text:span></text:p><text:p text:style-name="P4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8"><draw:frame draw:style-name="fr1" draw:name="Marco2" text:anchor-type="char" svg:x="-2.223cm" svg:y="2.625cm" svg:width="19.05cm" svg:height="5.398cm" draw:z-index="2"><draw:text-box><text:p text:style-name="P6"><text:span text:style-name="T3">Completar con tipografía Arial – tamaño 10 - justificado</text:span></text:p><text:p text:style-name="P7"/></draw:text-box></draw:frame><draw:frame draw:style-name="fr1" draw:name="Marco3" text:anchor-type="char" svg:x="-2.223cm" svg:y="9.292cm" svg:width="9.208cm" svg:height="4.445cm" draw:z-index="3"><draw:text-box><text:p text:style-name="P6"><text:span text:style-name="T3">Completar con tipografía Arial – tamaño 10 - justificado</text:span></text:p></draw:text-box></draw:frame><draw:frame draw:style-name="fr1" draw:name="Marco4" text:anchor-type="char" svg:x="7.62cm" svg:y="9.292cm" svg:width="9.208cm" svg:height="4.445cm" draw:z-index="4"><draw:text-box><text:p text:style-name="P6"><text:span text:style-name="T3">Completar con tipografía Arial – tamaño 10 - justificado</text:span></text:p></draw:text-box></draw:frame><draw:frame draw:style-name="fr1" draw:name="Marco5" text:anchor-type="char" svg:x="7.62cm" svg:y="14.372cm" svg:width="9.208cm" svg:height="4.445cm" draw:z-index="6"><draw:text-box><text:p text:style-name="P6"><text:span text:style-name="T3">Completar con tipografía Arial – tamaño 10 - justificado</text:span></text:p></draw:text-box></draw:frame><draw:frame draw:style-name="fr1" draw:name="Marco6" text:anchor-type="char" svg:x="-2.223cm" svg:y="14.372cm" svg:width="9.208cm" svg:height="4.445cm" draw:z-index="5"><draw:text-box><text:p text:style-name="P6"><text:span text:style-name="T3">Completar con tipografía Arial – tamaño 10 - justificado</text:span></text:p><text:p text:style-name="P2"/></draw:text-box></draw:frame><draw:frame draw:style-name="fr1" draw:name="Marco7" text:anchor-type="char" svg:x="13.018cm" svg:y="20.087cm" svg:width="4.445cm" svg:height="0.635cm" draw:z-index="7"><draw:text-box><text:p text:style-name="P3">MES Y AÑO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75cm" fo:margin-bottom="3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y="-4.763cm" svg:width="21.006cm" svg:height="29.235cm" draw:z-index="0"><draw:image xlink:href="Pictures/10000000000009B100000D7D219FCA7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iadna</meta:initial-creator>
    <meta:creation-date>2010-09-21T13:01:00</meta:creation-date>
    <dc:creator>ariadna</dc:creator>
    <dc:date>2010-09-24T12:21:00</dc:date>
    <meta:print-date>2010-09-22T11:00:00</meta:print-date>
    <meta:editing-cycles>7</meta:editing-cycles>
    <meta:editing-duration>PT01H32M00S</meta:editing-duration>
    <meta:document-statistic meta:table-count="0" meta:image-count="1" meta:object-count="0" meta:page-count="1" meta:paragraph-count="14" meta:word-count="97" meta:character-count="611"/>
    <meta:generator>OpenOffice.org/3.0$Win32 OpenOffice.org_project/300m9$Build-9358</meta:generator>
  </office:meta>
</office:document-meta>
</file>